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MYCN_amplified</text:p>
          </table:table-cell>
        </table:table-row>
        <table:table-row table:style-name="ro1">
          <table:table-cell office:value-type="string" calcext:value-type="string">
            <text:p>32 itksnap_2 CEFC132D-Q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6 itksnap_2 CEFC132D-Q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10 itksnap_10 CEFC132D-Q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52 itksnap_2 CEFC13OR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8 itksnap_2 ANON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44 itksnap_2 CEFC13OR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1 itksnap_301 ANON2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43 itksnap_2 Pediatric 5.0 IVC C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1 itksnap_8 Axial.RefAxialCEFC133D-Q06MP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50 itksnap_2 ANON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53 itksnap_2 CEFC132D-Q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9 itksnap_16 ANON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3 itksnap_80453 ANON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2 itksnap_2 ANON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7 itksnap_2 CEFC132D-Q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6 itksnap_18 Fl_2nd Run <text:s/>3.0 <text:s/>Br49 <text:s/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1 itksnap_7 Axi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9 itksnap_2 ANON1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15 itksnap_2 ANON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8 itksnap_4 Bung TM <text:s/>5.0 <text:s/>I41s <text:s/>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4 itksnap_2 ANONYMI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9 itksnap_4 Body 5.0 VENOUS C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6 itksnap_5 ANON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7 itksnap_4 ANON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3 itksnap_2 CEFC132D-Q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 itksnap_3 ANON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8 itksnap_2 CEFC132D-Q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6 itksnap_3 ANON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7 itksnap_2 CEFC132D-Q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45 itksnap_2 ANON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0 itksnap_2 Fl_Thorax <text:s/>3.0 <text:s/>Br40 <text:s/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47 itksnap_6 ANON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2 itksnap_2 ANON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39 itksnap_2 CEFC132D-Q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4 itksnap_2 CEFC042D-Q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35 itksnap_2 CEFC13OR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1 itksnap_2 Fl_Neck_Thorax <text:s/>3.0 <text:s/>Br40 <text:s/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4 itksnap_401 ANON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 itksnap_8 ANON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 itksnap_2 ANON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 itksnap_6 ANON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8 itksnap_2 CEFC132D-Q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2 itksnap_3 ANON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5 itksnap_501 Venous iDose (3)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9 itksnap_2 ANON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40 itksnap_2 ANON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42 itksnap_2 Pediatric 5.0 IVC CE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1:32:44.082629424</meta:creation-date>
    <dc:date>2023-11-07T11:34:21.751008913</dc:date>
    <meta:editing-duration>PT1M38S</meta:editing-duration>
    <meta:editing-cycles>1</meta:editing-cycles>
    <meta:document-statistic meta:table-count="1" meta:cell-count="95" meta:object-count="0"/>
    <meta:generator>LibreOffice/7.6.2.1$Linux_X86_64 LibreOffice_project/60$Build-1</meta:generator>
  </office:meta>
</office:document-meta>
</file>